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braham DeSola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8 January 1873</text:p>
      <text:p text:style-name="P5">Month<text:tab/><text:tab/><text:tab/><text:tab/><text:tab/><text:tab/>January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Montreal</text:p>
      <text:p text:style-name="P5">State<text:tab/><text:tab/><text:tab/><text:tab/><text:tab/><text:tab/>Quebec<text:tab/><text:tab/><text:tab/><text:tab/></text:p>
      <text:p text:style-name="P5">Country<text:tab/><text:tab/><text:tab/><text:tab/><text:tab/>Canad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Montreal January 28</text:span><text:span text:style-name="T2">th</text:span><text:span text:style-name="T1">, 1873./</text:span></text:p>
      <text:p text:style-name="P2"><text:span text:style-name="T1">The Rev. S. Morais/</text:span></text:p>
      <text:p text:style-name="P2"><text:span text:style-name="T1"><text:tab/>Philadelphia/</text:span></text:p>
      <text:p text:style-name="P2"><text:span text:style-name="T1"><text:tab/><text:tab/>Dear Friend,/</text:span></text:p>
      <text:p text:style-name="P2"><text:span text:style-name="T1"><text:tab/><text:tab/><text:tab/>I return you many/ thanks for your kind favor of 22d (detained/ by irregularity of mails till yesterday) and/ accompanying Bible with your valued/ Emendations. <text:s/>I had hardly hoped to/ receive so early a response to the request/ I ventured to make in reply to your/ statement that you had detected/ inaccuracies in Leesers[sic] version—that/ you would as you met with them/ kindly note them for my information--/ but I am the more indebted to you/ for your friendly interest, and hope/ sincerely I may have future opportunity/ of [?]ing my due sense of </text:span><text:span text:style-name="T3">your</text:span><text:span text:style-name="T4">/ goodness and of my indebtedness./</text:span></text:p>
      <text:p text:style-name="P2"><text:span text:style-name="T4">I have not had leisure yet to see/</text:span></text:p>
      <text:p text:style-name="P2"><text:span text:style-name="T4"/></text:p>
      <text:p text:style-name="P2"><text:span text:style-name="T4">[Page 2]</text:span></text:p>
      <text:p text:style-name="P2"><text:span text:style-name="T4">all your emendations, but many I/ have seen not only coincide with my/ own views but will be adopted/ hereafter with due acknowledgment./ <text:s/>And this leads me to say with reference/ to your query if I intend to revise/ the whole work to inform you/ that [Hebrew] I </text:span><text:span text:style-name="T3">do</text:span><text:span text:style-name="T4"> intend to make a/ thorough revision of it—but this/ will be a work of time, and at present/ my numerous avocations afford me/ no leisure for it—indeed until after/ [Hebrew] the claims on my time will be/ such that I cannot at all attend/ to the publication of the stock of/ printed books in hand, and their/ issue will necessarily have to precede/ the publication of a revised Editions./ <text:s/>If I can make the arrangements/ I at present propose, I shall have/ the pleasure of seeing you in/ Philadelphia again, some time/</text:span></text:p>
      <text:p text:style-name="P2"><text:span text:style-name="T4"/></text:p>
      <text:p text:style-name="P2"><text:span text:style-name="T4">[Page 3]</text:span></text:p>
      <text:p text:style-name="P2"><text:span text:style-name="T4">during the coming summer and shall/ then have the further pleasure of/ discussing with you personally the/ subject of revision, till then, permit/ me to retain your copy of the Bible/--in lieu of which I will request Mr/ Salzberger to give you another copy/--unless you prefer receiving yours/ immediately. <text:s/>If however you do not/ require it immediately I will return it/ in the summer, and meanwhile would/ ask Miss Morais' acceptance of the/ copy Mr Salzberger will provide, on/ receipt of enclosed. <text:s/>I perceive it was </text:span><text:span text:style-name="T3">her</text:span><text:span text:style-name="T4"> book/ you abducted./</text:span></text:p>
      <text:p text:style-name="P2"><text:span text:style-name="T4"><text:tab/>What I have written with/ reference to the revision of the Bible/ will mainly apply also to the revision/ of the Prayer book—the error you/ point out [Hebrew] is certainly/ a ludicrous one—I have an idea/ respecting it which perhaps you may/ not think so improbable—I regard it/ as a proof that Mr Leeser [Hebrew] having/ been brought up to the [Hebrew] and/ </text:span></text:p>
      <text:p text:style-name="P2"><text:span text:style-name="T4"/></text:p>
      <text:p text:style-name="P2"><text:span text:style-name="T4">[Page 4]</text:span></text:p>
      <text:p text:style-name="P2"><text:span text:style-name="T4">its peculiar pronunciation has quite/ naturally spelled the word according to/ the </text:span><text:span text:style-name="T3">sound</text:span><text:span text:style-name="T4"> of [Hebrew] given by them. <text:s/>I have/ often received from men who are [Hebrew]/ and good Talmudists, having too a/ beautiful [?] style, communications with the same mistake./ <text:s/>Perhaps they can't see why when on/ interchange of letters of the same organ of speech/ is permitted by Hebrew Grammar [Hebrew] may/ not change for [Hebrew] since both are classed/ as gutturals! <text:s/>I must also try and make/ something more respectable out of [Hebrew]/ these two errors can be corrected in a/ few minutes in the plates &amp; with little/ trouble./</text:span></text:p>
      <text:p text:style-name="P2"><text:span text:style-name="T4"><text:tab/>Trusting that you and/ all your family are quite well/</text:span></text:p>
      <text:p text:style-name="P2"><text:span text:style-name="T4"><text:tab/>I am, yours very truly/</text:span></text:p>
      <text:p text:style-name="P2"><text:span text:style-name="T4"><text:tab/><text:tab/>Abraham DeSol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0:27:40</meta:creation-date>
    <dc:date>2009-05-18T11:07:58</dc:date>
    <dc:language>en-US</dc:language>
    <meta:editing-cycles>2</meta:editing-cycles>
    <meta:editing-duration>PT8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7" meta:word-count="711" meta:character-count="4421"/>
  </office:meta>
</office:document-meta>
</file>